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paragraph-properties>
        <style:tab-stops>
          <style:tab-stop style:position="10.239cm"/>
        </style:tab-stops>
      </style:paragraph-properties>
    </style:style>
    <style:style style:name="P4" style:family="paragraph" style:parent-style-name="Text_20_body" style:list-style-name="L3">
      <style:paragraph-properties>
        <style:tab-stops>
          <style:tab-stop style:position="10.239cm"/>
        </style:tab-stops>
      </style:paragraph-properties>
      <style:text-properties officeooo:rsid="0008b685" officeooo:paragraph-rsid="0008b685"/>
    </style:style>
    <style:style style:name="T1" style:family="text">
      <style:text-properties fo:font-variant="small-caps"/>
    </style:style>
    <style:style style:name="T2" style:family="text">
      <style:text-properties officeooo:rsid="0005f65d"/>
    </style:style>
    <style:style style:name="T3" style:family="text">
      <style:text-properties style:text-position="super 58%"/>
    </style:style>
    <style:style style:name="T4" style:family="text">
      <style:text-properties style:text-position="0% 100%"/>
    </style:style>
    <style:style style:name="T5" style:family="text">
      <style:text-properties officeooo:rsid="00093c2c"/>
    </style:style>
    <style:style style:name="T6" style:family="text">
      <style:text-properties officeooo:rsid="0009b688"/>
    </style:style>
    <style:style style:name="T7" style:family="text">
      <style:text-properties officeooo:rsid="000a76c4"/>
    </style:style>
    <style:style style:name="T8" style:family="text">
      <style:text-properties officeooo:rsid="0013264e"/>
    </style:style>
    <style:style style:name="T9" style:family="text">
      <style:text-properties officeooo:rsid="0016bb6f"/>
    </style:style>
    <style:style style:name="T10" style:family="text">
      <style:text-properties officeooo:rsid="00196f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5:1-22</text:h>
      <text:h text:style-name="Heading_20_2" text:outline-level="2"><text:bookmark text:name="en-GNT-3396"/>The Seventh Year <text:span text:style-name="T2">(1-7)</text:span></text:h>
      <text:list xml:id="list2915052524" text:style-name="L1">
        <text:list-item>
          <text:p text:style-name="P1">The <text:span text:style-name="T1">Lord</text:span> spoke to Moses on Mount Sinai and commanded him to give the following regulations to the people of Israel. When you enter the land that the <text:span text:style-name="T1">Lord</text:span> is giving you, you shall honor the <text:span text:style-name="T1">Lord</text:span> by not cultivating the land every seventh year. You shall plant your fields, prune your vineyards, and gather your crops for six years. But the seventh year is to be a year of complete rest for the land, a year dedicated to the <text:span text:style-name="T1">Lord</text:span>. Do not plant your fields or prune your vineyards. Do not even harvest the grain that grows by itself without being planted, and do not gather the grapes from your unpruned vines; it is a year of complete rest for the land. Although the land has not been cultivated during that year, it will provide food for you, your slaves, your hired men, the foreigners living with you, your domestic animals, and the wild animals in your fields. Everything that it produces may be eaten.</text:p>
        </text:list-item>
      </text:list>
      <text:h text:style-name="Heading_20_2" text:outline-level="2"><text:bookmark text:name="en-GNT-3403"/>The Year of Restoration <text:span text:style-name="T2">(8-17)</text:span></text:h>
      <text:list xml:id="list1646618311" text:style-name="L2">
        <text:list-item>
          <text:p text:style-name="P2">Count seven times seven years, a total of forty-nine years. Then, on the tenth day of the seventh month, the Day of Atonement, send someone to blow a trumpet throughout the whole land. <text:bookmark text:name="en-GNT-3405"/>In this way you shall set the fiftieth year apart and proclaim freedom to all the inhabitants of the land. During this year all property that has been sold shall be restored to the original owner or the descendants, and any who have been sold as slaves shall return to their families. <text:bookmark text:name="en-GNT-3406"/>You shall not plant your fields or harvest the grain that grows by itself or gather the grapes in your unpruned vineyards.<text:bookmark text:name="en-GNT-3407"/> The whole year shall be sacred for you; you shall eat only what the fields produce of themselves.<text:bookmark text:name="en-GNT-3408"/> In this year all property that has been sold shall be restored to its original owner. <text:bookmark text:name="en-GNT-3409"/>So when you sell land to an Israelite or buy land, do not deal unfairly. <text:bookmark text:name="en-GNT-3410"/>The price is to be set according to the number of years the land can produce crops before the next Year of Restoration. <text:bookmark text:name="en-GNT-3411"/>If there are many years, the price shall be higher, but if there are only a few years, the price shall be lower, because what is being sold is the number of crops the land can produce. <text:bookmark text:name="en-GNT-3412"/>Do not cheat an Israelite, but obey the <text:span text:style-name="T1">Lord</text:span> your God.</text:p>
        </text:list-item>
      </text:list>
      <text:h text:style-name="Heading_20_2" text:outline-level="2"><text:bookmark text:name="en-GNT-3413"/>The Problem of the Seventh Year <text:span text:style-name="T2">(18-22)</text:span></text:h>
      <text:list xml:id="list2769313906" text:style-name="L3">
        <text:list-item>
          <text:p text:style-name="P3">Obey all the <text:span text:style-name="T1">Lord</text:span>'s laws and commands, so that you may live in safety in the land. <text:bookmark text:name="en-GNT-3414"/>The land will produce its crops, and you will have all you want to eat and will live in safety.<text:bookmark text:name="en-GNT-3415"/> But someone may ask what there will be to eat during the seventh year, when no fields are planted and no crops gathered. <text:bookmark text:name="en-GNT-3416"/>The <text:span text:style-name="T1">Lord</text:span> will bless the land in the sixth year so that it will produce enough food for two years. <text:bookmark text:name="en-GNT-3417"/>When you plant your fields in the eighth year, you will still be eating what you harvested during the sixth year, and you will have enough to eat until the crops you plant that year are harvested.</text:p>
        </text:list-item>
        <text:list-item>
          <text:p text:style-name="P4">The Lord promised to double production in the sxth year so that the Isrealites can have all the want in the 7<text:span text:style-name="T3">th</text:span> year that they don’t <text:span text:style-name="T9">cultivate the fields</text:span>. <text:span text:style-name="T5">The Lord is the one who controls our harvest, he can either increase or decrease it as he will</text:span><text:span text:style-name="T10">s</text:span><text:span text:style-name="T5">. <text:s/></text:span><text:span text:style-name="T6">All the Israelites had to do was </text:span><text:soft-page-break/><text:span text:style-name="T6">to obey the Lords laws and commands. </text:span><text:span text:style-name="T7">The Lord is still the same, he will provide in abundance to those who honour and obey his ways. </text:span><text:span text:style-name="T8">The Lord also promised safety for those who honour his way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3T08:39:29.055629662</meta:creation-date>
    <dc:date>2022-04-13T08:56:28.516342823</dc:date>
    <meta:editing-duration>PT16M53S</meta:editing-duration>
    <meta:editing-cycles>13</meta:editing-cycles>
    <meta:generator>LibreOffice/6.4.7.2$Linux_X86_64 LibreOffice_project/40$Build-2</meta:generator>
    <meta:document-statistic meta:table-count="0" meta:image-count="0" meta:object-count="0" meta:page-count="2" meta:paragraph-count="8" meta:word-count="624" meta:character-count="3297" meta:non-whitespace-character-count="2684"/>
  </office:meta>
</office:document-meta>
</file>